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8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8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8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8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8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8LVL9" text:bullet-char="">
        <style:list-level-properties text:space-before="2in" text:min-label-width="0.25in"/>
        <style:text-properties style:font-name="Symbol"/>
      </text:list-level-style-bullet>
    </text:list-style>
    <text:list-style style:name="LFO9">
      <text:list-level-style-bullet text:level="1" text:style-name="WW_CharLFO9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9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9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9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9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9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9LVL9" text:bullet-char="">
        <style:list-level-properties text:space-before="2in" text:min-label-width="0.25in"/>
        <style:text-properties style:font-name="Symbol"/>
      </text:list-level-style-bullet>
    </text:list-style>
    <text:list-style style:name="LFO10">
      <text:list-level-style-bullet text:level="1" text:style-name="WW_CharLFO10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10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10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10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10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10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10LVL9" text:bullet-char="">
        <style:list-level-properties text:space-before="2in" text:min-label-width="0.25in"/>
        <style:text-properties style:font-name="Symbol"/>
      </text:list-level-style-bullet>
    </text:list-style>
    <text:list-style style:name="LFO11">
      <text:list-level-style-bullet text:level="1" text:style-name="WW_CharLFO11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11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11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11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11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11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11LVL9" text:bullet-char="">
        <style:list-level-properties text:space-before="2in" text:min-label-width="0.25in"/>
        <style:text-properties style:font-name="Symbol"/>
      </text:list-level-style-bullet>
    </text:list-style>
    <text:list-style style:name="LFO12">
      <text:list-level-style-bullet text:level="1" text:style-name="WW_CharLFO12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12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12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12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12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12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12LVL9" text:bullet-char="">
        <style:list-level-properties text:space-before="2in" text:min-label-width="0.25in"/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50%"/>
      <style:text-properties style:font-name="Times New Roman" style:font-name-complex="Times New Roman" fo:font-size="16pt" style:font-size-asian="16pt" style:font-size-complex="14pt"/>
    </style:style>
    <style:style style:name="P2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" style:parent-style-name="ListParagraph" style:list-style-name="LFO5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4" style:parent-style-name="ListParagraph" style:list-style-name="LFO5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" style:parent-style-name="ListParagraph" style:list-style-name="LFO6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7" style:parent-style-name="ListParagraph" style:list-style-name="LFO6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8" style:parent-style-name="ListParagraph" style:list-style-name="LFO8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9" style:parent-style-name="ListParagraph" style:list-style-name="LFO8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0" style:parent-style-name="ListParagraph" style:list-style-name="LFO8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" style:parent-style-name="ListParagraph" style:list-style-name="LFO6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2" style:parent-style-name="ListParagraph" style:list-style-name="LFO9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3" style:parent-style-name="ListParagraph" style:list-style-name="LFO9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4" style:parent-style-name="ListParagraph" style:list-style-name="LFO9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margin-bottom="0in" fo:line-height="15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6" style:parent-style-name="ListParagraph" style:list-style-name="LFO7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7" style:parent-style-name="ListParagraph" style:list-style-name="LFO7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8" style:parent-style-name="ListParagraph" style:list-style-name="LFO12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9" style:parent-style-name="ListParagraph" style:list-style-name="LFO12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0" style:parent-style-name="ListParagraph" style:list-style-name="LFO12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1" style:parent-style-name="ListParagraph" style:list-style-name="LFO12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2" style:parent-style-name="ListParagraph" style:list-style-name="LFO7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margin-bottom="0in" fo:line-height="150%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6" style:parent-style-name="ListParagraph" style:list-style-name="LFO5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7" style:parent-style-name="ListParagraph" style:list-style-name="LFO5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margin-bottom="0in" fo:line-height="150%"/>
    </style:style>
  </office:automatic-styles>
  <office:body>
    <office:text text:use-soft-page-breaks="true">
      <text:p text:style-name="P1">Site categories of organization:</text:p>
      <text:p text:style-name="P2"><text:s/>HOME PAGE:</text:p>
      <text:list text:style-name="LFO5" text:continue-numbering="true">
        <text:list-item>
          <text:p text:style-name="P3">comprised of a news feed<text:s/>with<text:s/>updates about past, current, and future projects<text:s text:c="2"/></text:p>
        </text:list-item>
        <text:list-item>
          <text:p text:style-name="P4">all items listed in chronological order with an RSS feed type format</text:p>
        </text:list-item>
      </text:list>
      <text:p text:style-name="P5">PORTFOLIO:</text:p>
      <text:list text:style-name="LFO6" text:continue-numbering="true">
        <text:list-item>
          <text:p text:style-name="P6">section contains all portfolio content listed as individual items with descriptions or in a grid layout<text:s/>in chronological order</text:p>
        </text:list-item>
        <text:list-item>
          <text:p text:style-name="P7">tools to sort<text:s/>search results according to:<text:s/></text:p>
        </text:list-item>
      </text:list>
      <text:list text:style-name="LFO8" text:continue-numbering="true">
        <text:list-item>
          <text:list>
            <text:list-item>
              <text:list>
                <text:list-item>
                  <text:p text:style-name="P8">type of work:<text:s/>personal, commission, etc.</text:p>
                </text:list-item>
                <text:list-item>
                  <text:p text:style-name="P9">type of medium:<text:s/>traditional media, 3d modeling, photography,<text:s/>etc.</text:p>
                </text:list-item>
                <text:list-item>
                  <text:p text:style-name="P10">individual projects.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p text:style-name="P11">mediums include:<text:s/></text:p>
        </text:list-item>
      </text:list>
      <text:list text:style-name="LFO9" text:continue-numbering="true">
        <text:list-item>
          <text:list>
            <text:list-item>
              <text:list>
                <text:list-item>
                  <text:p text:style-name="P12">traditional:<text:s/>graphite, print, paint,<text:s/>etc.</text:p>
                </text:list-item>
                <text:list-item>
                  <text:p text:style-name="P13">digital: digital art, photography, etc.</text:p>
                </text:list-item>
                <text:list-item>
                  <text:p text:style-name="P14">cg work: maya/zbrush modeling projects, unity projects</text:p>
                </text:list-item>
              </text:list>
            </text:list-item>
          </text:list>
        </text:list-item>
      </text:list>
      <text:p text:style-name="P15">CONTACT INFORMATION:</text:p>
      <text:list text:style-name="LFO7" text:continue-numbering="true">
        <text:list-item>
          <text:p text:style-name="P16">includes personal information, short bio,<text:s/>and<text:s/>professional<text:s/>contact links<text:s/>- emphasis on professional information.</text:p>
        </text:list-item>
        <text:list-item>
          <text:p text:style-name="P17">links to:</text:p>
        </text:list-item>
      </text:list>
      <text:list text:style-name="LFO12" text:continue-numbering="true">
        <text:list-item>
          <text:list>
            <text:list-item>
              <text:list>
                <text:list-item>
                  <text:p text:style-name="P18">professional email,<text:s/></text:p>
                </text:list-item>
                <text:list-item>
                  <text:p text:style-name="P19">LinkedIn,<text:s/></text:p>
                </text:list-item>
                <text:list-item>
                  <text:p text:style-name="P20">Handshake</text:p>
                </text:list-item>
                <text:list-item>
                  <text:p text:style-name="P21">other professional social media.</text:p>
                </text:list-item>
              </text:list>
            </text:list-item>
          </text:list>
        </text:list-item>
      </text:list>
      <text:list text:style-name="LFO7" text:continue-numbering="true">
        <text:list-item>
          <text:p text:style-name="P22">Call To Action - visitor initiates contact regarding resume or potential job - is performed on this page.</text:p>
        </text:list-item>
      </text:list>
      <text:p text:style-name="P23"><text:span text:style-name="T24">GENERAL</text:span><text:span text:style-name="T25">:<text:s/></text:span></text:p>
      <text:list text:style-name="LFO5" text:continue-numbering="true">
        <text:list-item>
          <text:p text:style-name="P26">include navigation bar &amp; header image along the top of all pages</text:p>
        </text:list-item>
        <text:list-item>
          <text:p text:style-name="P27">include sidebar with specific options for each page</text:p>
        </text:list-item>
      </text:list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Symbol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Symbol"/>
    </style:style>
    <style:style style:name="WW_CharLFO8LVL9" style:family="text">
      <style:text-properties style:font-name="Symbol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Symbol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Symbol"/>
    </style:style>
    <style:style style:name="WW_CharLFO9LVL9" style:family="text">
      <style:text-properties style:font-name="Symbol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Symbol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Symbol"/>
    </style:style>
    <style:style style:name="WW_CharLFO10LVL9" style:family="text">
      <style:text-properties style:font-name="Symbol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Symbol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Symbol"/>
    </style:style>
    <style:style style:name="WW_CharLFO11LVL9" style:family="text">
      <style:text-properties style:font-name="Symbol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Symbol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Symbol"/>
    </style:style>
    <style:style style:name="WW_CharLFO12LVL9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8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8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8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8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8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8LVL9" text:bullet-char="">
        <style:list-level-properties text:space-before="2in" text:min-label-width="0.25in"/>
        <style:text-properties style:font-name="Symbol"/>
      </text:list-level-style-bullet>
    </text:list-style>
    <text:list-style style:name="LFO9">
      <text:list-level-style-bullet text:level="1" text:style-name="WW_CharLFO9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9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9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9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9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9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9LVL9" text:bullet-char="">
        <style:list-level-properties text:space-before="2in" text:min-label-width="0.25in"/>
        <style:text-properties style:font-name="Symbol"/>
      </text:list-level-style-bullet>
    </text:list-style>
    <text:list-style style:name="LFO10">
      <text:list-level-style-bullet text:level="1" text:style-name="WW_CharLFO10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10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10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10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10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10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10LVL9" text:bullet-char="">
        <style:list-level-properties text:space-before="2in" text:min-label-width="0.25in"/>
        <style:text-properties style:font-name="Symbol"/>
      </text:list-level-style-bullet>
    </text:list-style>
    <text:list-style style:name="LFO11">
      <text:list-level-style-bullet text:level="1" text:style-name="WW_CharLFO11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11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11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11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11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11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11LVL9" text:bullet-char="">
        <style:list-level-properties text:space-before="2in" text:min-label-width="0.25in"/>
        <style:text-properties style:font-name="Symbol"/>
      </text:list-level-style-bullet>
    </text:list-style>
    <text:list-style style:name="LFO12">
      <text:list-level-style-bullet text:level="1" text:style-name="WW_CharLFO12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12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12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12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12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12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12LVL9" text:bullet-char="">
        <style:list-level-properties text:space-before="2in" text:min-label-width="0.25in"/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na</meta:initial-creator>
    <dc:creator>Anna</dc:creator>
    <meta:creation-date>2016-11-03T00:48:00Z</meta:creation-date>
    <dc:date>2016-11-03T03:11:00Z</dc:date>
    <meta:template xlink:href="Normal" xlink:type="simple"/>
    <meta:editing-cycles>1</meta:editing-cycles>
    <meta:editing-duration>PT5160S</meta:editing-duration>
    <meta:document-statistic meta:page-count="1" meta:paragraph-count="2" meta:word-count="166" meta:character-count="1111" meta:row-count="7" meta:non-whitespace-character-count="947"/>
  </office:meta>
</office:document-meta>
</file>